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7c3d4" officeooo:paragraph-rsid="0017c3d4"/>
    </style:style>
    <style:style style:name="P2" style:family="paragraph" style:parent-style-name="Standard" style:list-style-name="List_20_4">
      <style:text-properties style:font-name="Liberation Serif" officeooo:paragraph-rsid="001af8b4"/>
    </style:style>
    <style:style style:name="P3" style:family="paragraph" style:parent-style-name="Standard" style:list-style-name="List_20_4">
      <style:text-properties style:font-name="Liberation Serif" officeooo:paragraph-rsid="0015d1e5"/>
    </style:style>
    <style:style style:name="P4" style:family="paragraph" style:parent-style-name="Standard" style:list-style-name="List_20_4">
      <style:text-properties style:font-name="Liberation Serif" officeooo:paragraph-rsid="0017c3d4"/>
    </style:style>
    <style:style style:name="P5" style:family="paragraph" style:parent-style-name="Standard" style:list-style-name="List_20_4">
      <style:text-properties style:font-name="Liberation Serif" officeooo:paragraph-rsid="001d0ff9"/>
    </style:style>
    <style:style style:name="P6" style:family="paragraph" style:parent-style-name="Standard" style:list-style-name="List_20_4">
      <style:text-properties style:font-name="Liberation Serif" officeooo:paragraph-rsid="0015d1e5" fo:background-color="#ffff00"/>
    </style:style>
    <style:style style:name="P7" style:family="paragraph" style:parent-style-name="Standard" style:list-style-name="List_20_4">
      <style:text-properties style:font-name="Liberation Serif" officeooo:paragraph-rsid="0017c3d4" fo:background-color="#ffff00"/>
    </style:style>
    <style:style style:name="T1" style:family="text">
      <style:text-properties officeooo:rsid="001d0ff9"/>
    </style:style>
    <style:style style:name="gr1" style:family="graphic">
      <style:graphic-properties draw:textarea-horizontal-align="justify" draw:textarea-vertical-align="middle" draw:auto-grow-height="false" fo:min-height="2.533cm" fo:min-width="2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0093895" text:style-name="List_20_4">
        <text:list-item>
          <text:p text:style-name="P5"><draw:custom-shape text:anchor-type="paragraph" draw:z-index="0" draw:name="Shape1" draw:style-name="gr1" svg:width="2.888cm" svg:height="2.534cm" svg:x="4.242cm" svg:y="2.404cm"><text:p/><draw:enhanced-geometry svg:viewBox="0 0 21600 21600" draw:type="rectangle" draw:enhanced-path="M 0 0 L 21600 0 21600 21600 0 21600 0 0 Z N"/></draw:custom-shape><text:span text:style-name="T1">Anchor to paragraph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8d281e" loext:opacity="100%" style:font-name="Bahnschrift Light" fo:font-family="'Bahnschrift Light'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Character_5f_20_5f_style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Character_5f_20_5f_style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Character_5f_20_5f_style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9T12:13:59.855000000</meta:creation-date>
    <dc:date>2020-08-05T10:55:17.200781028</dc:date>
    <meta:editing-duration>PT7M33S</meta:editing-duration>
    <meta:editing-cycles>8</meta:editing-cycles>
    <meta:generator>LibreOfficeDev/7.1.0.0.alpha0$Linux_X86_64 LibreOffice_project/bd4e3c9d364dbdd43cf06908458e38e1b050e68b</meta:generator>
    <meta:document-statistic meta:table-count="0" meta:image-count="0" meta:object-count="0" meta:page-count="1" meta:paragraph-count="1" meta:word-count="4" meta:character-count="20" meta:non-whitespace-character-count="18"/>
  </office:meta>
</office:document-meta>
</file>